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Heading_20_1">
      <style:text-properties fo:color="#ff8000" loext:opacity="100%"/>
    </style:style>
    <style:style style:name="P2" style:family="paragraph" style:parent-style-name="Standard">
      <style:text-properties officeooo:rsid="000e20ed" officeooo:paragraph-rsid="000e20ed"/>
    </style:style>
    <style:style style:name="P3" style:family="paragraph" style:parent-style-name="Standard" style:list-style-name="L1">
      <style:text-properties officeooo:rsid="000e20ed" officeooo:paragraph-rsid="000e20ed"/>
    </style:style>
    <style:style style:name="P4" style:family="paragraph" style:parent-style-name="Standard" style:list-style-name="L1">
      <style:text-properties officeooo:rsid="000e20ed" officeooo:paragraph-rsid="000f0919"/>
    </style:style>
    <style:style style:name="P5" style:family="paragraph" style:parent-style-name="Standard" style:list-style-name="L7">
      <style:text-properties officeooo:rsid="000e20ed" officeooo:paragraph-rsid="000e20ed"/>
    </style:style>
    <style:style style:name="P6" style:family="paragraph" style:parent-style-name="Standard">
      <style:text-properties officeooo:rsid="000f0919" officeooo:paragraph-rsid="000f0919"/>
    </style:style>
    <style:style style:name="P7" style:family="paragraph" style:parent-style-name="Standard" style:list-style-name="L1">
      <style:text-properties officeooo:rsid="000f0919" officeooo:paragraph-rsid="000f0919"/>
    </style:style>
    <style:style style:name="P8" style:family="paragraph" style:parent-style-name="Standard" style:list-style-name="L1">
      <style:text-properties officeooo:rsid="000f0919" officeooo:paragraph-rsid="00107131"/>
    </style:style>
    <style:style style:name="P9" style:family="paragraph" style:parent-style-name="Standard">
      <style:text-properties officeooo:paragraph-rsid="000f0919"/>
    </style:style>
    <style:style style:name="P10" style:family="paragraph" style:parent-style-name="Standard" style:list-style-name="L7">
      <style:text-properties officeooo:rsid="000f4d23" officeooo:paragraph-rsid="000f4d23"/>
    </style:style>
    <style:style style:name="P11" style:family="paragraph" style:parent-style-name="Standard" style:list-style-name="L1">
      <style:text-properties fo:font-weight="normal" officeooo:rsid="00109f46" officeooo:paragraph-rsid="00109f46" style:font-weight-asian="normal" style:font-weight-complex="normal"/>
    </style:style>
    <style:style style:name="P12" style:family="paragraph" style:parent-style-name="Standard" style:list-style-name="L2">
      <style:text-properties officeooo:paragraph-rsid="000f4d23"/>
    </style:style>
    <style:style style:name="P13" style:family="paragraph" style:parent-style-name="Standard" style:list-style-name="L3">
      <style:text-properties officeooo:paragraph-rsid="000f0919"/>
    </style:style>
    <style:style style:name="P14" style:family="paragraph" style:parent-style-name="Standard" style:list-style-name="L4">
      <style:text-properties officeooo:paragraph-rsid="000f4d23"/>
    </style:style>
    <style:style style:name="P15" style:family="paragraph" style:parent-style-name="Standard" style:list-style-name="L5">
      <style:text-properties officeooo:paragraph-rsid="000f4d23"/>
    </style:style>
    <style:style style:name="P16" style:family="paragraph" style:parent-style-name="Standard" style:list-style-name="L7">
      <style:text-properties officeooo:paragraph-rsid="000e20ed"/>
    </style:style>
    <style:style style:name="P17" style:family="paragraph" style:parent-style-name="Standard" style:list-style-name="L3">
      <style:text-properties officeooo:rsid="000fc8e3" officeooo:paragraph-rsid="000fc8e3"/>
    </style:style>
    <style:style style:name="P18" style:family="paragraph" style:parent-style-name="Standard" style:list-style-name="L2">
      <style:text-properties officeooo:rsid="000fc8e3" officeooo:paragraph-rsid="000fc8e3"/>
    </style:style>
    <style:style style:name="P19" style:family="paragraph" style:parent-style-name="Standard" style:list-style-name="L1">
      <style:text-properties officeooo:rsid="00107131" officeooo:paragraph-rsid="00107131"/>
    </style:style>
    <style:style style:name="P20" style:family="paragraph" style:parent-style-name="Standard" style:list-style-name="L9">
      <style:text-properties officeooo:rsid="00107131" officeooo:paragraph-rsid="00107131"/>
    </style:style>
    <style:style style:name="P21" style:family="paragraph" style:parent-style-name="Standard" style:list-style-name="L7">
      <style:text-properties officeooo:rsid="00107131" officeooo:paragraph-rsid="00107131"/>
    </style:style>
    <style:style style:name="P22" style:family="paragraph" style:parent-style-name="Standard" style:list-style-name="L9">
      <style:text-properties officeooo:paragraph-rsid="00107131"/>
    </style:style>
    <style:style style:name="T1" style:family="text">
      <style:text-properties officeooo:rsid="000e20ed"/>
    </style:style>
    <style:style style:name="T2" style:family="text">
      <style:text-properties officeooo:rsid="000f09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0919" style:font-weight-asian="bold" style:font-weight-complex="bold"/>
    </style:style>
    <style:style style:name="T5" style:family="text">
      <style:text-properties fo:font-weight="bold" officeooo:rsid="00107131" style:font-weight-asian="bold" style:font-weight-complex="bold"/>
    </style:style>
    <style:style style:name="T6" style:family="text">
      <style:text-properties officeooo:rsid="000f4d2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4d23" style:font-weight-asian="normal" style:font-weight-complex="normal"/>
    </style:style>
    <style:style style:name="T9" style:family="text">
      <style:text-properties fo:font-weight="normal" officeooo:rsid="000f0919" style:font-weight-asian="normal" style:font-weight-complex="normal"/>
    </style:style>
    <style:style style:name="T10" style:family="text">
      <style:text-properties fo:font-weight="normal" officeooo:rsid="000fc8e3" style:font-weight-asian="normal" style:font-weight-complex="normal"/>
    </style:style>
    <style:style style:name="T11" style:family="text">
      <style:text-properties fo:font-weight="normal" officeooo:rsid="00107131" style:font-weight-asian="normal" style:font-weight-complex="normal"/>
    </style:style>
    <style:style style:name="T12" style:family="text">
      <style:text-properties fo:font-weight="normal" officeooo:rsid="00109f46" style:font-weight-asian="normal" style:font-weight-complex="normal"/>
    </style:style>
    <style:style style:name="T13" style:family="text">
      <style:text-properties officeooo:rsid="000fc8e3"/>
    </style:style>
    <style:style style:name="T14" style:family="text">
      <style:text-properties officeooo:rsid="001071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nder Rodriguez</text:h>
      <text:p text:style-name="Standard"/>
      <text:h text:style-name="Heading_20_2" text:outline-level="2">Техническое обеспечение</text:h>
      <text:list xml:id="list1997349659" text:style-name="L7">
        <text:list-item>
          <text:p text:style-name="P16"><text:span text:style-name="T1">Получать данные потоком: а) стакан; б) сделки; в) объемы? </text:span><text:span text:style-name="T13">г) исторические данные.</text:span></text:p>
        </text:list-item>
        <text:list-item>
          <text:p text:style-name="P21">Обработчик потока, читать каждую строчку. Вызывать методы расчета параметров.</text:p>
        </text:list-item>
        <text:list-item>
          <text:p text:style-name="P21">Обработчик параметров. Вызывает метод запуска таски на постановку ордера.</text:p>
        </text:list-item>
        <text:list-item>
          <text:p text:style-name="P5">Таска выставляет ордера с нужными параметрами.</text:p>
        </text:list-item>
        <text:list-item>
          <text:p text:style-name="P5">Стратегии.</text:p>
        </text:list-item>
        <text:list-item>
          <text:p text:style-name="P10">Логгирование.</text:p>
        </text:list-item>
      </text:list>
      <text:p text:style-name="P2"/>
      <text:h text:style-name="Heading_20_2" text:outline-level="2">Стратегии</text:h>
      <text:p text:style-name="P6">А. Купил по рынку, сразу поставил стоп-лосс и тейк-профит.</text:p>
      <text:p text:style-name="P6"/>
      <text:list xml:id="list827789544" text:style-name="L1">
        <text:list-item>
          <text:p text:style-name="P3">Размер ставки. <text:span text:style-name="T4">Динамический расчет.</text:span></text:p>
        </text:list-item>
      </text:list>
      <text:list xml:id="list510693697" text:style-name="L5">
        <text:list-item>
          <text:p text:style-name="P15"><text:span text:style-name="T9">З</text:span><text:span text:style-name="T8">ависит от депозита, например 0.5%</text:span></text:p>
          <text:p text:style-name="P15"><text:span text:style-name="T8"/></text:p>
        </text:list-item>
      </text:list>
      <text:list xml:id="list4950683493833" text:continue-list="list827789544" text:style-name="L1">
        <text:list-item>
          <text:p text:style-name="P4"><text:span text:style-name="T2">Условие входа в сделку. Направление (покупка, продажа). </text:span><text:span text:style-name="T4">Динамический расчет.</text:span></text:p>
        </text:list-item>
      </text:list>
      <text:list xml:id="list341549918" text:style-name="L2">
        <text:list-item>
          <text:p text:style-name="P12"><text:span text:style-name="T8">Рандом.</text:span></text:p>
        </text:list-item>
        <text:list-item>
          <text:p text:style-name="P18"><text:span text:style-name="T8">Н</text:span><text:span text:style-name="T7">ачальный рандом с переворотом.</text:span></text:p>
        </text:list-item>
        <text:list-item>
          <text:p text:style-name="P12"><text:span text:style-name="T9">Т</text:span><text:span text:style-name="T8">ехнический анализ: анализ предыдущих цен </text:span><text:span text:style-name="T10">скользящими средними.</text:span></text:p>
          <text:p text:style-name="P12"><text:span text:style-name="T8"/></text:p>
        </text:list-item>
      </text:list>
      <text:list xml:id="list4949792305767" text:continue-list="list4950683493833" text:style-name="L1">
        <text:list-item>
          <text:p text:style-name="P7">Соотношение СЛ — ТП.</text:p>
        </text:list-item>
      </text:list>
      <text:list xml:id="list3752714650" text:style-name="L4">
        <text:list-item>
          <text:p text:style-name="P14"><text:span text:style-name="T6">1:4, 1:3, 1:2, 1:1</text:span></text:p>
          <text:p text:style-name="P14"/>
        </text:list-item>
      </text:list>
      <text:list xml:id="list4949949660880" text:continue-list="list4949792305767" text:style-name="L1">
        <text:list-item>
          <text:p text:style-name="P7">Шаг. <text:span text:style-name="T3">Динамический расчет.</text:span></text:p>
        </text:list-item>
      </text:list>
      <text:list xml:id="list110956576" text:style-name="L3">
        <text:list-item>
          <text:p text:style-name="P13"><text:span text:style-name="T8">Можно привязаться к размеру ставки.</text:span></text:p>
        </text:list-item>
        <text:list-item>
          <text:p text:style-name="P17"><text:span text:style-name="T8">Ч</text:span><text:span text:style-name="T7">ем мельче шаг — тем больше сделок.</text:span></text:p>
        </text:list-item>
        <text:list-item>
          <text:p text:style-name="P17"><text:span text:style-name="T7">Тоже теханализ: определить текущий коридор по статистике цен с предварительным определением мощных поддержек на исторических данных.</text:span></text:p>
        </text:list-item>
        <text:list-item>
          <text:p text:style-name="P17"><text:span text:style-name="T7">Еще теханализ: определить дневную волатильность по историческим данным, брать процент от дневной волатильности.</text:span></text:p>
        </text:list-item>
      </text:list>
      <text:p text:style-name="P9"><text:span text:style-name="T11"/></text:p>
      <text:list xml:id="list4950685555125" text:continue-list="list4949949660880" text:style-name="L1">
        <text:list-item>
          <text:p text:style-name="P8"><text:span text:style-name="T8">П</text:span><text:span text:style-name="T11">роскальзывание историческое (среднее), проскальзывание в моменте. </text:span><text:span text:style-name="T5">Динамический расчет.</text:span></text:p>
        </text:list-item>
      </text:list>
      <text:list xml:id="list3395864868" text:style-name="L9">
        <text:list-item>
          <text:p text:style-name="P22"><text:span text:style-name="T11">Тоже надо рассчитывать по данным в стакане.</text:span></text:p>
        </text:list-item>
        <text:list-item>
          <text:p text:style-name="P20"><text:span text:style-name="T11">Ф</text:span><text:span text:style-name="T7">иксированное, </text:span><text:span text:style-name="T12">процент от цены.</text:span></text:p>
          <text:p text:style-name="P22"><text:span text:style-name="T11"/></text:p>
        </text:list-item>
      </text:list>
      <text:list xml:id="list4950911506629" text:continue-list="list4950685555125" text:style-name="L1">
        <text:list-item>
          <text:p text:style-name="P8">Расчет СЛ с учетом комиссии <text:span text:style-name="T6">и </text:span><text:span text:style-name="T14">исторического </text:span><text:span text:style-name="T6">проскальзывания.</text:span></text:p>
        </text:list-item>
        <text:list-item>
          <text:p text:style-name="P7">Расчет ТП с учетом комиссии <text:span text:style-name="T6">и </text:span><text:span text:style-name="T14">исторического </text:span><text:span text:style-name="T6">проскальзывания.</text:span></text:p>
        </text:list-item>
        <text:list-item>
          <text:p text:style-name="P19">Аварийный СЛ с учетом текущего проскальзывания. <text:span text:style-name="T3">Динамический расчет.</text:span></text:p>
        </text:list-item>
        <text:list-item>
          <text:p text:style-name="P11">Спред. Нужно рассчитывать что бы считать проскальзывание, шаг.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23:32:47.416349432</meta:creation-date>
    <meta:generator>LibreOffice/7.3.7.2$Linux_X86_64 LibreOffice_project/30$Build-2</meta:generator>
    <dc:date>2023-07-15T00:49:49.405654278</dc:date>
    <meta:editing-duration>PT54M14S</meta:editing-duration>
    <meta:editing-cycles>4</meta:editing-cycles>
    <meta:document-statistic meta:table-count="0" meta:image-count="0" meta:object-count="0" meta:page-count="1" meta:paragraph-count="34" meta:word-count="213" meta:character-count="1484" meta:non-whitespace-character-count="1329"/>
  </office:meta>
</office:document-meta>
</file>